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vertical-align="middle" draw:fit-to-contour="true" fo:padding-top="0cm" fo:padding-bottom="0cm" fo:padding-left="0cm" fo:padding-right="0cm"/>
    </style:style>
    <style:style style:name="gr2" style:family="graphic" style:parent-style-name="standard">
      <style:graphic-properties svg:stroke-width="0.1cm" svg:stroke-color="#ffffff" draw:marker-start-width="0.5cm" draw:marker-end-width="0.5cm" draw:fill-color="#004586" draw:textarea-vertical-align="middle" draw:fit-to-contour="true" fo:padding-top="0.05cm" fo:padding-bottom="0.05cm" fo:padding-left="0.05cm" fo:padding-right="0.05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family="Calibri" style:font-family-generic="swiss" style:font-pitch="variable" fo:font-size="14pt" style:font-size-asian="14pt" style:font-size-complex="14pt"/>
    </style:style>
    <style:style style:name="P4" style:family="paragraph">
      <style:text-properties fo:font-family="Calibri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T1" style:family="text">
      <style:text-properties fo:color="#ffffff" fo:font-family="Calibri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ircle draw:style-name="gr1" draw:text-style-name="P1" xml:id="id1" draw:id="id1" draw:layer="layout" svg:width="3.5cm" svg:height="3.5cm" svg:x="12.937cm" svg:y="2.75cm">
          <text:p/>
        </draw:circle>
        <draw:circle draw:style-name="gr2" draw:text-style-name="P1" draw:layer="layout" svg:width="3cm" svg:height="3cm" svg:x="13.187cm" svg:y="3cm">
          <text:p text:style-name="P1"/>
          <text:p text:style-name="P1"><text:span text:style-name="T1">1</text:span></text:p>
          <text:p text:style-name="P1"><text:span text:style-name="T1">Apagado</text:span></text:p>
        </draw:circle>
        <draw:circle draw:style-name="gr1" draw:text-style-name="P3" xml:id="id2" draw:id="id2" draw:layer="layout" svg:width="3.5cm" svg:height="3.5cm" svg:x="12.937cm" svg:y="9.5cm">
          <text:p text:style-name="P2"><text:span text:style-name="T1"/></text:p>
          <text:p text:style-name="P2"><text:span text:style-name="T1"/></text:p>
          <text:p text:style-name="P2"><text:span text:style-name="T1">2</text:span></text:p>
          <text:p text:style-name="P2"><text:span text:style-name="T1">Encendido</text:span></text:p>
        </draw:circle>
        <draw:connector draw:style-name="gr3" draw:text-style-name="P1" draw:layer="layout" draw:type="curve" svg:x1="12.937cm" svg:y1="4.5cm" svg:x2="12.937cm" svg:y2="11.25cm" draw:start-shape="id1" draw:end-shape="id2" draw:end-glue-point="3" svg:d="M12937 4500c-751 0-751 6750 0 6750">
          <text:p/>
        </draw:connector>
        <draw:connector draw:style-name="gr3" draw:text-style-name="P1" draw:layer="layout" draw:type="curve" svg:x1="16.437cm" svg:y1="11.25cm" svg:x2="16.437cm" svg:y2="4.5cm" draw:start-shape="id2" draw:start-glue-point="1" draw:end-shape="id1" draw:end-glue-point="1" svg:d="M16437 11250c751 0 751-6750 0-6750">
          <text:p/>
        </draw:connector>
        <draw:frame draw:style-name="gr4" draw:text-style-name="P4" xml:id="id6" draw:id="id6" draw:layer="layout" svg:width="1.852cm" svg:height="0.679cm" svg:x="10.5cm" svg:y="7.5cm">
          <draw:text-box>
            <text:p text:style-name="P4">Encender</text:p>
          </draw:text-box>
        </draw:frame>
        <draw:frame draw:style-name="gr4" draw:text-style-name="P4" draw:layer="layout" svg:width="1.51cm" svg:height="0.679cm" svg:x="17cm" svg:y="7.571cm">
          <draw:text-box>
            <text:p text:style-name="P4">Apagar</text:p>
          </draw:text-box>
        </draw:frame>
        <draw:frame draw:style-name="gr4" draw:text-style-name="P4" xml:id="id3" draw:id="id3" draw:layer="layout" svg:width="2.369cm" svg:height="0.679cm" svg:x="6.5cm" svg:y="3.5cm">
          <draw:text-box>
            <text:p text:style-name="P4">Estado inicial</text:p>
          </draw:text-box>
        </draw:frame>
        <draw:frame draw:style-name="gr4" draw:text-style-name="P4" xml:id="id4" draw:id="id4" draw:layer="layout" svg:width="1.937cm" svg:height="0.679cm" svg:x="7cm" svg:y="6cm">
          <draw:text-box>
            <text:p text:style-name="P4">Transición</text:p>
          </draw:text-box>
        </draw:frame>
        <draw:frame draw:style-name="gr4" draw:text-style-name="P4" xml:id="id5" draw:id="id5" draw:layer="layout" svg:width="3.855cm" svg:height="0.679cm" svg:x="5.75cm" svg:y="9.571cm">
          <draw:text-box>
            <text:p text:style-name="P4">Condición de transición</text:p>
          </draw:text-box>
        </draw:frame>
        <draw:connector draw:style-name="gr5" draw:text-style-name="P5" draw:layer="layout" draw:type="curve" svg:x1="8.869cm" svg:y1="3.839cm" svg:x2="14.687cm" svg:y2="2.75cm" draw:start-shape="id3" draw:start-glue-point="1" draw:end-shape="id1" draw:end-glue-point="0" svg:d="M8869 3839c3051 0 2542-795 3234-1255s2584-585 2584 166">
          <text:p/>
        </draw:connector>
        <draw:connector draw:style-name="gr5" draw:text-style-name="P5" draw:layer="layout" draw:type="curve" svg:x1="8.937cm" svg:y1="6.339cm" svg:x2="12.49cm" svg:y2="5.363cm" draw:start-shape="id4" draw:start-glue-point="1" svg:d="M8937 6339c3040 0 1264-976 3553-976">
          <text:p/>
        </draw:connector>
        <draw:connector draw:style-name="gr5" draw:text-style-name="P5" draw:layer="layout" draw:type="curve" svg:x1="9.605cm" svg:y1="9.91cm" svg:x2="10.5cm" svg:y2="7.839cm" draw:start-shape="id5" draw:start-glue-point="1" draw:end-shape="id6" draw:end-glue-point="3" svg:d="M9605 9910c750 0 501-1035 448-1035-52 0-303-1036 447-10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9T20:25:37.04</meta:creation-date>
    <dc:date>2017-07-09T20:33:40.79</dc:date>
    <dc:creator>Raul Cebolla</dc:creator>
    <meta:editing-duration>PT8M3S</meta:editing-duration>
    <meta:editing-cycles>1</meta:editing-cycles>
    <meta:document-statistic meta:object-count="13"/>
    <meta:generator>OpenOffice/4.1.3$Win32 OpenOffice.org_project/413m1$Build-9783</meta:generator>
  </office:meta>
</office:document-meta>
</file>